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D00000019C44F59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Text_20_body" style:list-style-name="L1"/>
    <style:style style:name="P6" style:family="paragraph" style:parent-style-name="Text_20_body" style:list-style-name="L1">
      <style:text-properties style:font-name="Verdana" fo:font-size="9pt" fo:letter-spacing="normal"/>
    </style:style>
    <style:style style:name="P7" style:family="paragraph" style:parent-style-name="Text_20_body" style:list-style-name="L2"/>
    <style:style style:name="P8" style:family="paragraph" style:parent-style-name="Chapter_20_heading" style:master-page-name="Standard">
      <style:paragraph-properties style:page-number="auto">
        <style:tab-stops>
          <style:tab-stop style:position="2.2811in"/>
        </style:tab-stops>
      </style:paragraph-properties>
    </style:style>
    <style:style style:name="T1" style:family="text">
      <style:text-properties style:font-name="Verdana" fo:font-size="9pt"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50231" text:style-name="Numbering_20_5">
        <text:list-item>
          <text:list>
            <text:list-item>
              <text:list>
                <text:list-item>
                  <text:h text:style-name="P8"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text:a xlink:type="simple" xlink:href="https://github.com/xesscorp/FpgasNowWhat">Github</text:a>.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32338200" text:style-name="L1">
        <text:list-item>
          <text:p text:style-name="P5">How to start an FPGA project.</text:p>
        </text:list-item>
        <text:list-item>
          <text:p text:style-name="P5">How to target a design to a particular type of FPGA.</text:p>
        </text:list-item>
        <text:list-item>
          <text:p text:style-name="P5">How to describe a logic circuit using VHDL and/or schematics.</text:p>
        </text:list-item>
        <text:list-item>
          <text:p text:style-name="P5">How to detect and fix VHDL syntactical errors.</text:p>
        </text:list-item>
        <text:list-item>
          <text:p text:style-name="P5">How to synthesize a netlist from a circuit description.</text:p>
        </text:list-item>
        <text:list-item>
          <text:p text:style-name="P5">How to simulate a circuit.</text:p>
        </text:list-item>
        <text:list-item>
          <text:p text:style-name="P5">How to implement the netlist for an FPGA.</text:p>
        </text:list-item>
        <text:list-item>
          <text:p text:style-name="P5">How to check device utilization and timing for an FPGA.</text:p>
        </text:list-item>
        <text:list-item>
          <text:p text:style-name="P5">How to generate a bitstream for an FPGA.</text:p>
        </text:list-item>
        <text:list-item>
          <text:p text:style-name="P5">How to download a bitstream into an FPGA.</text:p>
        </text:list-item>
        <text:list-item>
          <text:p text:style-name="P5">How to test the programmed FPGA.</text:p>
        </text:list-item>
        <text:list-item>
          <text:p text:style-name="P6">How to detect and fix errors.</text:p>
        </text:list-item>
      </text:list>
      <text:p text:style-name="Text_20_body">I'll also delve into things like:</text:p>
      <text:list xml:id="list32561877" text:continue-numbering="true" text:style-name="L1">
        <text:list-item>
          <text:p text:style-name="P6">How to build hierarchical designs.</text:p>
        </text:list-item>
        <text:list-item>
          <text:p text:style-name="P6">How to build state machines.</text:p>
        </text:list-item>
        <text:list-item>
          <text:p text:style-name="P6">How to build mixed-mode designs using VHDL, Verilog and schematics.</text:p>
        </text:list-item>
        <text:list-item>
          <text:p text:style-name="P6"><text:soft-page-break/>How to use Digital Clock Managers.</text:p>
        </text:list-item>
        <text:list-item>
          <text:p text:style-name="P6">How to use block RAMs.</text:p>
        </text:list-item>
        <text:list-item>
          <text:p text:style-name="P6">How to use multipliers.</text:p>
        </text:list-item>
        <text:list-item>
          <text:p text:style-name="P6">How to use IP and soft cores.</text:p>
        </text:list-item>
        <text:list-item>
          <text:p text:style-name="P6">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32325594" text:style-name="L2">
        <text:list-item>
          <text:p text:style-name="P7">It will not teach you how to use VHDL. There are plenty of good VHDL textbooks already.</text:p>
        </text:list-item>
        <text:list-item>
          <text:p text:style-name="P7">It will not teach you how to choose the best type of FPGA for your particular design. I'm oriented toward using the FPGA on the XuLA board.</text:p>
        </text:list-item>
        <text:list-item>
          <text:p text:style-name="P7">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transparent"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15M57S</meta:editing-duration>
    <meta:editing-cycles>19</meta:editing-cycles>
    <meta:generator>LibreOffice/3.3$Win32 LibreOffice_project/330m19$Build-301</meta:generator>
    <dc:date>2011-06-25T12:44:59.14</dc:date>
    <meta:document-statistic meta:table-count="0" meta:image-count="3" meta:object-count="0" meta:page-count="4" meta:paragraph-count="62" meta:word-count="1915" meta:character-count="10388"/>
    <meta:user-defined meta:name="Info 1"/>
    <meta:user-defined meta:name="Info 2"/>
    <meta:user-defined meta:name="Info 3"/>
    <meta:user-defined meta:name="Info 4"/>
  </office:meta>
</office:document-meta>
</file>